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115%" fo:text-align="justify" style:justify-single-word="false"/>
      <style:text-properties fo:font-weight="normal" officeooo:rsid="00011506" officeooo:paragraph-rsid="00011506" style:font-weight-asian="normal" style:font-weight-complex="normal"/>
    </style:style>
    <style:style style:name="P2" style:family="paragraph" style:parent-style-name="Standard">
      <style:paragraph-properties fo:margin-top="0in" fo:margin-bottom="0in" loext:contextual-spacing="false" fo:line-height="115%" fo:text-align="justify" style:justify-single-word="false"/>
      <style:text-properties fo:font-weight="normal" officeooo:rsid="0001d1b8" officeooo:paragraph-rsid="0001d1b8" style:font-weight-asian="normal" style:font-weight-complex="normal"/>
    </style:style>
    <style:style style:name="P3" style:family="paragraph" style:parent-style-name="Standard">
      <style:paragraph-properties fo:margin-top="0in" fo:margin-bottom="0in" loext:contextual-spacing="false" fo:line-height="115%" fo:text-align="justify" style:justify-single-word="false"/>
      <style:text-properties officeooo:rsid="00029e15" officeooo:paragraph-rsid="000074e0"/>
    </style:style>
    <style:style style:name="P4" style:family="paragraph" style:parent-style-name="Standard">
      <style:paragraph-properties fo:margin-top="0in" fo:margin-bottom="0in" loext:contextual-spacing="false" fo:line-height="115%" fo:text-align="justify" style:justify-single-word="false"/>
      <style:text-properties fo:font-weight="bold" officeooo:rsid="0003e73e" officeooo:paragraph-rsid="000074e0" style:font-weight-asian="bold" style:font-weight-complex="bold"/>
    </style:style>
    <style:style style:name="P5" style:family="paragraph" style:parent-style-name="Standard">
      <style:paragraph-properties fo:margin-top="0in" fo:margin-bottom="0in" loext:contextual-spacing="false" fo:line-height="115%" fo:text-align="justify" style:justify-single-word="false"/>
      <style:text-properties fo:font-weight="bold" officeooo:rsid="00011506" officeooo:paragraph-rsid="00011506" style:font-weight-asian="bold" style:font-weight-complex="bold"/>
    </style:style>
    <style:style style:name="P6" style:family="paragraph" style:parent-style-name="Standard">
      <style:paragraph-properties fo:margin-top="0in" fo:margin-bottom="0in" loext:contextual-spacing="false" fo:line-height="115%" fo:text-align="justify" style:justify-single-word="false"/>
      <style:text-properties officeooo:rsid="0003e73e" officeooo:paragraph-rsid="000074e0"/>
    </style:style>
    <style:style style:name="P7" style:family="paragraph" style:parent-style-name="Standard">
      <style:paragraph-properties fo:margin-top="0in" fo:margin-bottom="0in" loext:contextual-spacing="false" fo:line-height="115%" fo:text-align="justify" style:justify-single-word="false"/>
      <style:text-properties officeooo:rsid="0003fd5c" officeooo:paragraph-rsid="000074e0"/>
    </style:style>
    <style:style style:name="P8" style:family="paragraph" style:parent-style-name="Standard">
      <style:paragraph-properties fo:margin-top="0in" fo:margin-bottom="0in" loext:contextual-spacing="false" fo:line-height="115%" fo:text-align="justify" style:justify-single-word="false"/>
      <style:text-properties fo:font-size="14pt" fo:font-weight="bold" officeooo:rsid="00011506" officeooo:paragraph-rsid="00011506"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03e73e" style:font-weight-asian="bold" style:font-weight-complex="bold"/>
    </style:style>
    <style:style style:name="T3" style:family="text">
      <style:text-properties officeooo:rsid="000bef32"/>
    </style:style>
    <style:style style:name="T4" style:family="text">
      <style:text-properties style:text-position="super 58%"/>
    </style:style>
    <style:style style:name="T5" style:family="text">
      <style:text-properties style:text-position="sub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Dosen<text:tab/><text:tab/>: Nunik Nurmalasari (</text:span><text:a xlink:type="simple" xlink:href="mailto:nuniknurmalasari90@gmail.com" text:style-name="Internet_20_link" text:visited-style-name="Visited_20_Internet_20_Link"><text:span text:style-name="T1">nuniknurmalasari90@gmail.com</text:span></text:a><text:span text:style-name="T2">)</text:span></text:p>
      <text:p text:style-name="P4">Mata Kuliah<text:tab/>: Portfolio dan Pasar Modal</text:p>
      <text:p text:style-name="P6"/>
      <text:p text:style-name="P7"/>
      <text:p text:style-name="P7"><text:span text:style-name="T3">21</text:span> Februari 2017</text:p>
      <text:p text:style-name="P8">Portofolio yang efektif</text:p>
      <text:p text:style-name="P7"/>
      <text:p text:style-name="P5">Portofolio yang efektif</text:p>
      <text:p text:style-name="P1">Disersifikasi bisa menurunkan risiko portofolio, penurunan tersebut akan efektif jika saham yang membentuk portofolio tersebut mempunyai koefisien korelasi yang rendah. Juga ditunjukkan dengan membentuk portofolio bisa diperoleh suatu kombinasi ang mendominir saham tertentu</text:p>
      <text:p text:style-name="P1"/>
      <text:p text:style-name="P5">Apa yang dimaksud dengan portofolio yang efesien</text:p>
      <text:p text:style-name="P1">&gt; Portofolio ang efisien adalah portofolio dengan deviasi standar return minimum untuk expected return</text:p>
      <text:p text:style-name="P1"/>
      <text:p text:style-name="P5">Dua skuritas tidak diizinkan melakukan short selling</text:p>
      <text:p text:style-name="P1">&gt; Short selling adalah menjual aset yang bukan merupakan milik kita. Biasanya aset tersebut kita pinjam dan kemudian kita jual.</text:p>
      <text:p text:style-name="P1"/>
      <text:p text:style-name="P2">Contoh:</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8T18:42:43.262507660</meta:creation-date>
    <dc:date>2017-02-28T19:51:06.349764418</dc:date>
    <meta:editing-duration>PT37M40S</meta:editing-duration>
    <meta:editing-cycles>2</meta:editing-cycles>
    <meta:generator>LibreOffice/5.1.6.2$Linux_X86_64 LibreOffice_project/10m0$Build-2</meta:generator>
    <meta:document-statistic meta:table-count="0" meta:image-count="0" meta:object-count="0" meta:page-count="1" meta:paragraph-count="11" meta:word-count="103" meta:character-count="768" meta:non-whitespace-character-count="675"/>
  </office:meta>
</office:document-meta>
</file>